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er</text:p>
      <text:p text:style-name="Standard"/>
      <text:p text:style-name="P2">Opis działania.</text:p>
      <text:p text:style-name="P3">Naciskając fire, standardowo wystrzelony zostanie pocisk lasera, lecący na wprost, niezbyt szybko i nie przenikający przez przeszkody. Siła pojedynczego pocisku jest średnia. Wrogi statek może wykonać beczkę przed pojedynczym pociskiem.</text:p>
      <text:p text:style-name="P3"/>
      <text:p text:style-name="P2">Upgrade broni.</text:p>
      <text:p text:style-name="P3">Każdy upgrade zwiększa siłę niszczenia pojedynczego pocisku o 10 pkt.</text:p>
      <text:p text:style-name="P3">Każdy upgrade przyśpiesza częstotliwość strzelania o 20 ms.</text:p>
      <text:p text:style-name="P3">Po pierwszym upgrade strzelamy dwoma pociskami – wszystkie na wprost.</text:p>
      <text:p text:style-name="P3">Po drugim upgrade strzelamy trzema pociskami – wszystkie na wprost.</text:p>
      <text:p text:style-name="P3">Po trzecim upgrade strzelamy czterema pociskami, przy czym dwa skrajne pociski lecą na skos.</text:p>
      <text:p text:style-name="P3">Po czwartym upgrade strzelamy pięcioma pociskami, przy czym dwa skrajne pociski lecą na skos.</text:p>
      <text:p text:style-name="P3">Po piątym upgrade strzelamy sześcioma pociskami, przy czym po dwa skrajne pociski (w sumie cztery) lecą na skos.</text:p>
      <text:p text:style-name="P3">Po szóstym upgrade strzelamy siedmioma pociskami, przy czym po dwa skrajne pociski (w sumie cztery) lecą na skos.</text:p>
      <text:p text:style-name="Standard"/>
      <text:p text:style-name="P2">Sposób rysowania – techniczne.</text:p>
      <text:p text:style-name="P4">Jeden pocisk składa się z dziewięciu billboardów. Kolidują billboardy. Kolizja z jednym z billboardów oznacza kolizję z całym pociskiem – billboardy wchodzące w skład pocisku stanowią grupę.</text:p>
      <text:p text:style-name="Standard"/>
      <text:p text:style-name="P5">Parametry – techniczne:</text:p>
      <text:p text:style-name="P3">Częstotliwość strzelania: zależna od ilości gwiazdek uzbrojenia statku i upgrade-ów (ze znajdziek) broni.</text:p>
      <text:p text:style-name="P3">Siła pocisku: zależna od punktów uzbrojenia statku i upgrade-ów broni.</text:p>
      <text:p text:style-name="P3">Szybkość lotu: 750.0f jednostek.</text:p>
      <text:p text:style-name="P3">Długość pocisku: 18.0f jednostek.</text:p>
      <text:p text:style-name="P3">Szerokość pocisku: 0.0f jednostek.</text:p>
      <text:p text:style-name="Standard"/>
      <text:p text:style-name="P1">Chaingun</text:p>
      <text:p text:style-name="Standard"/>
      <text:p text:style-name="P2">Opis działania.</text:p>
      <text:p text:style-name="P3">Naciskając fire, standardowo wystrzelone zostaną dwie wiązki drobnych pocisków, lecących na wprost, bardzo szybko i nie przenikających przez przeszkody. Pojedynczy pocisk jest bardzo słaby, ale są liczne i szybkie. Wrogi statek może wykonać beczkę przed pojedynczym pociskiem.</text:p>
      <text:p text:style-name="P3"/>
      <text:p text:style-name="P5">Upgrade broni.</text:p>
      <text:p text:style-name="P3">Każdy upgrade zwiększa siłę niszczenia pojedynczego pocisku o 1 pkt.</text:p>
      <text:p text:style-name="P3">Po pierwszym upgrade strzelamy czterema wiązkami pocisków (dwie grupy po dwie wiązki) – wszystkie na wprost.</text:p>
      <text:p text:style-name="P3">Po drugim upgrade strzelamy sześcioma wiązkami pocisków (dwie grupy po trzy wiązki) – wszystkie na wprost.</text:p>
      <text:p text:style-name="P3">Po trzecim upgrade strzelamy ośmioma wiązkami pocisków (dwie grupy po cztery wiązki), <text:s/>przy czym skrajne wiązki (w sumie cztery) strzelają na skos.</text:p>
      <text:p text:style-name="P3"/>
      <text:p text:style-name="P5">Sposób rysowania – techniczne.</text:p>
      <text:p text:style-name="P4">Jeden pocisk składa się z czterech billboardów. Kolidują billboardy. Kolizja z jednym z billboardów oznacza kolizję z całym pociskiem – billboardy wchodzące w skład pocisku stanowią grupę.</text:p>
      <text:p text:style-name="P4"/>
      <text:p text:style-name="P5">Parametry – techniczne:</text:p>
      <text:p text:style-name="P3">Częstotliwość strzelania: co 40 ms.</text:p>
      <text:p text:style-name="P3">Siła pocisku: [ilość gwiazdek uzbrojenia * 2] + [ilość schwytanych znajdziek uzbrojenia] + 1.</text:p>
      <text:p text:style-name="P3">Szybkość lotu: 1500.0f jednostek.</text:p>
      <text:p text:style-name="P3">Długość pocisku: 3.0f jednostki.</text:p>
      <text:p text:style-name="P4">Szerokość pocisku: 0.0f jednostek.</text:p>
      <text:p text:style-name="Standard"/>
      <text:p text:style-name="P1">Impulse laser</text:p>
      <text:p text:style-name="Standard"/>
      <text:p text:style-name="P2">Opis działania.</text:p>
      <text:p text:style-name="Standard">Aby wystrzelić z tej broni należy przytrzymać klawisz fire. Broń wstrzeli w momencie puszczenia klawisza fire (nie w momencie naciśnięcia!). W trakcie trzymania klawisza fire broń „zbiera” energię, czyli im dłużej przytrzymamy fire tym potężniejszy impuls lasera zostanie wystrzelony. Istnieje jednak maksymalny czas przytrzymania klawisza fire, który wynosi 1 sekundę. Jeżeli przytrzymamy klawisz fire dłużej niż 1 sekundę to po opływie 1 sekundy broń wystrzeli automatycznie a następnie (cały czas trzymając fire) zbierana będzie energia do następnego strzału. Trzymając klawisz fire przez cały czas, broń będzie strzelać automatycznie co sekundę największym impulsem.</text:p>
      <text:p text:style-name="Standard">Impuls lasera zawsze przenika przez obiekty i sięga końca planszy.</text:p>
      <text:p text:style-name="Standard"/>
      <text:p text:style-name="P2">Upgrade broni.</text:p>
      <text:p text:style-name="Standard">Każdy upgrade zwiększa siłę niszczenia o 1 pkt.</text:p>
      <text:p text:style-name="Standard">Po drugim upgrade otrzymujemy dwie wiązki impulsu lasera.</text:p>
      <text:p text:style-name="Standard"/>
      <text:p text:style-name="P2">Sposób rysowania – techniczne.</text:p>
      <text:p text:style-name="Standard">W momencie wystrzału rysowane są billboardy od statku gracza do końca planszy przez ułamek sekundy. Promień lasera stoi w miejscu. Każdy statek będący w kolizji z danym billboardem zostaje trafiony (o ile nie wykona beczki). Statek może wykonać beczkę przed pojedynczym billboardem wchodzącym w skład wiązki lasera. B<text:span text:style-name="T1">illboardy wchodzące w skład wiązki nie stanowią grupy, więc każdy billboard jest jakby osobnym pociskiem..</text:span></text:p>
      <text:p text:style-name="Standard">Billboardy rysowane są co 10.0f jednostek – oznacza to, że jeżeli jakiś obiekt będzie krótszy niż 10.0f jednostek i stanie (nie może się poruszać) dokładnie pomiędzy danymi billboardami to nie zostanie w ogóle trafiony! Sytuacja nie możliwa gdyż obiekty się poruszają i są dłuższe niż 10.0f jednostek.</text:p>
      <text:p text:style-name="Standard">Do wykrywania kolizji nie brana jest pod uwagę grubość wiązki lasera a jedynie środkowa „nitka”.</text:p>
      <text:p text:style-name="Standard"/>
      <text:p text:style-name="P5">Parametry – techniczne:</text:p>
      <text:p text:style-name="P3">Częstotliwość strzelania: od natychmiastowego po puszczeniu fire, do maksymalnie jednej sekundy.</text:p>
      <text:p text:style-name="P3">Siła pocisku: [ilość gwiazdek uzbrojenia * 2] + [ilość schwytanych znajdziek uzbrojenia] + 1 + [ms trzymania fire / 10].</text:p>
      <text:p text:style-name="P3">Szybkość lotu: nie dotyczy.</text:p>
      <text:p text:style-name="P3">Długość pocisku: nie dotyczy.</text:p>
      <text:p text:style-name="P4">Szerokość pocisku: nie dotyczy.</text:p>
      <text:p text:style-name="P4"/>
      <text:p text:style-name="P1">Homing rocket</text:p>
      <text:p text:style-name="Standard"/>
      <text:p text:style-name="P2">Opis działania.</text:p>
      <text:p text:style-name="Standard">Naciskając fire, standardowo wystrzelona zostanie jedna samonaprowadzająca się na cel rakieta, lecąca ze średnią szybkścią i nie przenikający przez przeszkody. Siła pojedynczej rakiety jest średnia. Wrogi statek może wykonać beczkę przed pojedynczą rakietą. Przy trafieniu, rakieta zawsze zostanie zniszczona – nie przebija się przez cel.</text:p>
      <text:p text:style-name="Standard">Samonaprowadzanie polega na wyszukaniu najbliższego celu, znajdującego się przed rakietą, oraz w obrębie kąta widzenia 40 stopni. Rakieta wabi się na wszelkie obiekty: statki, asteroidy, wraki statków.</text:p>
      <text:p text:style-name="P3"/>
      <text:p text:style-name="P2">Upgrade broni.</text:p>
      <text:p text:style-name="P3">Każdy upgrade zwiększa siłę niszczenia pojedynczej rakiety o 10 pkt.</text:p>
      <text:p text:style-name="P3">Każdy upgrade przyśpiesza częstotliwość strzelania o 20 ms.</text:p>
      <text:p text:style-name="Standard"/>
      <text:p text:style-name="P2">Sposób rysowania – techniczne.</text:p>
      <text:p text:style-name="P4">Rakieta rysowana jako obiekt 3D. Za rakietą ciągnąca się smuga białego dymu.</text:p>
      <text:p text:style-name="Standard"/>
      <text:p text:style-name="P5">Parametry – techniczne:</text:p>
      <text:p text:style-name="P3">Częstotliwość strzelania: zależna od ilości gwiazdek uzbrojenia statku i upgrade-ów (ze znajdziek) broni.</text:p>
      <text:p text:style-name="P3">Siła pocisku: zależna od punktów uzbrojenia statku i upgrade-ów broni.</text:p>
      <text:p text:style-name="P3">Szybkość lotu: 750.0f jednostek.</text:p>
      <text:p text:style-name="P3">Długość pocisku: 14.91f jednostek.</text:p>
      <text:p text:style-name="P4">Szerokość pocisku: 5.63f jednost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1$Win32 OpenOffice.org_project/680m1$Build-8990</meta:generator>
    <meta:creation-date>2007-04-14T19:06:55</meta:creation-date>
    <dc:creator>Roman Ludwicki</dc:creator>
    <dc:date>2007-05-20T15:55:17</dc:date>
    <dc:language>pl-PL</dc:language>
    <meta:editing-cycles>26</meta:editing-cycles>
    <meta:editing-duration>PT1H29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805" meta:character-count="5842"/>
  </office:meta>
</office:document-meta>
</file>